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4.93cm" fo:min-width="5.228cm" fo:padding-top="0.165cm" fo:padding-bottom="0.165cm" fo:padding-left="0.29cm" fo:padding-right="0.29cm" draw:shadow="hidden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009999" draw:textarea-horizontal-align="justify" draw:textarea-vertical-align="middle" draw:auto-grow-height="false" fo:min-height="4.85cm" fo:min-width="5.148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1cm" svg:stroke-color="#000000" draw:marker-start-width="0.321cm" draw:marker-end-width="0.321cm" draw:fill="none" draw:fill-color="#eeeeee" fo:min-height="2.177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8" style:family="graphic" style:parent-style-name="objectwithoutfill">
      <style:graphic-properties svg:stroke-width="0.081cm" draw:marker-start="Symmetric_20_Arrow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="Symmetric_20_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b2b2b2"/>
      <style:paragraph-properties fo:text-align="center"/>
      <style:text-properties fo:font-size="22pt"/>
    </style:style>
    <style:style style:name="P2" style:family="paragraph">
      <loext:graphic-properties draw:fill-color="#009999"/>
      <style:paragraph-properties fo:text-align="center"/>
      <style:text-properties fo:font-size="22pt"/>
    </style:style>
    <style:style style:name="P3" style:family="paragraph">
      <loext:graphic-properties draw:fill="none"/>
      <style:paragraph-properties fo:text-align="center"/>
      <style:text-properties fo:font-size="2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eeeeee"/>
      <style:paragraph-properties fo:text-align="center" style:writing-mode="lr-tb"/>
      <style:text-properties style:font-name="Latin Modern Sans Demi Cond" fo:font-size="22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atin Modern Sans Demi Cond" fo:font-size="22pt"/>
    </style:style>
    <style:style style:name="T1" style:family="text">
      <style:text-properties style:font-name="Latin Modern Sans Demi Cond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1cm" svg:height="7.324cm" draw:transform="skewX (-1.25557845796206E-016) rotate (0.872664625997165) translate (1.929cm 13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7.324cm" draw:transform="skewX (-1.25557845796206E-016) rotate (0.872664625997165) translate (1.502cm 13.59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6.91cm" svg:y1="12.688cm" svg:x2="6.672cm" svg:y2="8.983cm">
          <text:p/>
        </draw:line>
        <draw:line draw:style-name="gr3" draw:text-style-name="P3" draw:layer="layout" svg:x1="6.91cm" svg:y1="12.687cm" svg:x2="7.838cm" svg:y2="8.983cm">
          <text:p/>
        </draw:line>
        <draw:line draw:style-name="gr3" draw:text-style-name="P3" draw:layer="layout" svg:x1="6.91cm" svg:y1="12.687cm" svg:x2="10.631cm" svg:y2="13.255cm">
          <text:p/>
        </draw:line>
        <draw:frame draw:style-name="gr4" draw:text-style-name="P5" draw:layer="layout" svg:width="5.7cm" svg:height="2.507cm" svg:x="3.4cm" svg:y="2.9cm">
          <draw:text-box>
            <text:p text:style-name="P4"><text:span text:style-name="T1">The universe:</text:span></text:p>
            <text:p text:style-name="P4"><text:span text:style-name="T1">(a pie chart)</text:span></text:p>
          </draw:text-box>
        </draw:frame>
        <draw:frame draw:style-name="gr5" draw:text-style-name="P6" draw:layer="layout" svg:width="6.7cm" svg:height="2.427cm" svg:x="4.9cm" svg:y="5.273cm">
          <draw:text-box>
            <text:p text:style-name="P4"><text:span text:style-name="T1">Stuff we know</text:span></text:p>
            <text:p text:style-name="P4"><text:span text:style-name="T1">(including pies)</text:span></text:p>
          </draw:text-box>
        </draw:frame>
        <draw:frame draw:style-name="gr6" draw:text-style-name="P6" draw:layer="layout" svg:width="2.8cm" svg:height="1.339cm" svg:x="6.096cm" svg:y="7.437cm">
          <draw:text-box>
            <text:p text:style-name="P4"><text:span text:style-name="T1">5%</text:span></text:p>
          </draw:text-box>
        </draw:frame>
        <draw:frame draw:style-name="gr7" draw:text-style-name="P6" draw:layer="layout" svg:width="5.7cm" svg:height="2.4cm" svg:x="9.7cm" svg:y="9.5cm">
          <draw:text-box>
            <text:p text:style-name="P4"><text:span text:style-name="T1">Dark matter</text:span></text:p>
          </draw:text-box>
        </draw:frame>
        <draw:frame draw:style-name="gr6" draw:text-style-name="P6" draw:layer="layout" svg:width="5.7cm" svg:height="1.339cm" svg:x="5.3cm" svg:y="17.961cm">
          <draw:text-box>
            <text:p text:style-name="P4"><text:span text:style-name="T1">We have no idea</text:span></text:p>
          </draw:text-box>
        </draw:frame>
        <draw:frame draw:style-name="gr6" draw:text-style-name="P6" draw:layer="layout" svg:width="2.8cm" svg:height="1.339cm" svg:x="7.539cm" svg:y="10.543cm">
          <draw:text-box>
            <text:p text:style-name="P4"><text:span text:style-name="T1">27%</text:span></text:p>
          </draw:text-box>
        </draw:frame>
        <draw:frame draw:style-name="gr6" draw:text-style-name="P6" draw:layer="layout" svg:width="2.8cm" svg:height="1.339cm" svg:x="4.317cm" svg:y="13.524cm">
          <draw:text-box>
            <text:p text:style-name="P4"><text:span text:style-name="T1">68%</text:span></text:p>
          </draw:text-box>
        </draw:frame>
        <draw:path draw:style-name="gr8" draw:text-style-name="P3" draw:layer="layout" svg:width="4.955cm" svg:height="2.47cm" draw:transform="skewX (-0.457625329872913) rotate (-1.66068078327261) translate (5.80088261758828cm 13.8094845093945cm)" svg:viewBox="0 0 4956 2471" svg:d="M0 2471c3684-1 4956-2471 4956-2471">
          <text:p/>
        </draw:path>
        <draw:path draw:style-name="gr9" draw:text-style-name="P3" draw:layer="layout" svg:width="2.65cm" svg:height="1.425cm" draw:transform="skewX (0.0277507351067098) rotate (-0.00802851455917455) translate (9.21682254160833cm 8.2940775795023cm)" svg:viewBox="0 0 2651 1426" svg:d="M0 966c558-2415 2651 460 2651 46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05-24T08:34:51.857283755</meta:creation-date>
    <dc:date>2020-11-17T18:50:00.520926896</dc:date>
    <meta:editing-duration>PT14M40S</meta:editing-duration>
    <meta:editing-cycles>4</meta:editing-cycles>
    <meta:generator>LibreOffice/7.0.3.1$Linux_X86_64 LibreOffice_project/00$Build-1</meta:generator>
    <meta:document-statistic meta:object-count="14"/>
  </office:meta>
</office:document-meta>
</file>